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2mm" fo:margin-left="0mm" fo:margin-right="0.09mm" table:align="margins"/>
    </style:style>
    <style:style style:name="Table27.A" style:family="table-column">
      <style:table-column-properties style:column-width="69.67mm" style:rel-column-width="26872*"/>
    </style:style>
    <style:style style:name="Table27.B" style:family="table-column">
      <style:table-column-properties style:column-width="100.24mm" style:rel-column-width="38663*"/>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4"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4"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4"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note">
      <style:text-properties fo:language="en" fo:country="US" fo:background-color="transparent"/>
    </style:style>
    <style:style style:name="P7" style:family="paragraph" style:parent-style-name="scpi2">
      <style:paragraph-properties fo:margin-left="0mm" fo:margin-right="0mm" fo:text-indent="0mm" style:auto-text-indent="false"/>
    </style:style>
    <style:style style:name="P8" style:family="paragraph" style:parent-style-name="Standard">
      <style:paragraph-properties fo:margin-left="0mm" fo:margin-right="0mm" fo:text-indent="0mm" style:auto-text-indent="false"/>
      <style:text-properties fo:language="en" fo:country="US" fo:background-color="transparent"/>
    </style:style>
    <style:style style:name="P9" style:family="paragraph" style:parent-style-name="List_20_1_20_End">
      <style:text-properties fo:language="en" fo:country="US"/>
    </style:style>
    <style:style style:name="P10" style:family="paragraph" style:parent-style-name="List_20_1_20_End">
      <style:text-properties fo:language="en" fo:country="US" fo:background-color="transparent"/>
    </style:style>
    <style:style style:name="P11" style:family="paragraph" style:parent-style-name="Heading_20_2" style:master-page-name="First_20_Page">
      <style:paragraph-properties style:page-number="auto"/>
    </style:style>
    <style:style style:name="P12" style:family="paragraph" style:parent-style-name="List_20_1_20_Start">
      <style:text-properties fo:language="en" fo:country="US"/>
    </style:style>
    <style:style style:name="P13" style:family="paragraph" style:parent-style-name="List_20_1">
      <style:text-properties fo:language="en" fo:country="US"/>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style:font-name="Courier New"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tracked-changes text:track-changes="false">
        <text:changed-region xml:id="ct139618451345176" text:id="ct139618451345176">
          <text:insertion>
            <office:change-info>
              <dc:creator>Denis Kotlar</dc:creator>
              <dc:date>2017-04-02T11:18:00</dc:date>
            </office:change-info>
          </text:insertion>
        </text:changed-region>
        <text:changed-region xml:id="ct139618451343640" text:id="ct139618451343640">
          <text:insertion>
            <office:change-info>
              <dc:creator>Denis Kotlar</dc:creator>
              <dc:date>2017-04-02T11:19:00</dc:date>
            </office:change-info>
          </text:insertion>
        </text:changed-region>
        <text:changed-region xml:id="ct139618451344408" text:id="ct139618451344408">
          <text:insertion>
            <office:change-info>
              <dc:creator>Denis Kotlar</dc:creator>
              <dc:date>2017-04-02T11:43:00</dc:date>
            </office:change-info>
          </text:insertion>
        </text:changed-region>
        <text:changed-region xml:id="ct139618451344600" text:id="ct139618451344600">
          <text:insertion>
            <office:change-info>
              <dc:creator>Denis Kotlar</dc:creator>
              <dc:date>2017-04-02T11:43:00</dc:date>
            </office:change-info>
          </text:insertion>
        </text:changed-region>
        <text:changed-region xml:id="ct139618451344984" text:id="ct139618451344984">
          <text:insertion>
            <office:change-info>
              <dc:creator>Denis Kotlar</dc:creator>
              <dc:date>2017-04-02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118164545936706960" text:style-name="Outline">
        <text:list-item>
          <text:list>
            <text:list-item>
              <text:h text:style-name="P11" text:outline-level="2"><text:bookmark text:name="_output"/>OUTPut</text:h>
            </text:list-item>
          </text:list>
        </text:list-item>
      </text:list>
      <text:p text:style-name="P1">The OUTPut subsystem controls the output state, coupling outputs and protections, protection clear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lt;bool&gt;}</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2"><text:a xlink:type="simple" xlink:href="#outp_trig" text:style-name="Internet_20_link" text:visited-style-name="Visited_20_Internet_20_Link">TRIGgered {&lt;bool&gt;} [, &lt;channel&gt;]</text:a></text:p>
          </table:table-cell>
          <table:table-cell table:style-name="Table27.A2" office:value-type="string">
            <text:p text:style-name="Standard">Controls channel output state with trigger</text:p>
          </table:table-cell>
        </table:table-row>
        <table:table-row>
          <table:table-cell table:style-name="Table27.A2" office:value-type="string">
            <text:p text:style-name="scpi1"><text:change-start text:change-id="ct139618451345176"/>:DELay<text:change-end text:change-id="ct139618451345176"/></text:p>
          </table:table-cell>
          <table:table-cell table:style-name="Table27.A2" office:value-type="string">
            <text:p text:style-name="Standard"/>
          </table:table-cell>
        </table:table-row>
        <table:table-row>
          <table:table-cell table:style-name="Table27.A2" office:value-type="string">
            <text:p text:style-name="scpi2"><text:a xlink:type="simple" xlink:href="#outp_del_on" text:style-name="Internet_20_link" text:visited-style-name="Visited_20_Internet_20_Link">:ON {&lt;time&gt;}</text:a></text:p>
          </table:table-cell>
          <table:table-cell table:style-name="Table27.A2" office:value-type="string">
            <text:p text:style-name="Standard"><text:change-start text:change-id="ct139618451343640"/>Sets the <text:change-end text:change-id="ct139618451343640"/><text:change-start text:change-id="ct139618451344408"/>delay time for turning the output on<text:change-end text:change-id="ct139618451344408"/></text:p>
          </table:table-cell>
        </table:table-row>
        <table:table-row>
          <table:table-cell table:style-name="Table27.A2" office:value-type="string">
            <text:p text:style-name="scpi2"><text:a xlink:type="simple" xlink:href="#outp_del_off" text:style-name="Internet_20_link" text:visited-style-name="Visited_20_Internet_20_Link">:OFF {&lt;time&gt;}</text:a></text:p>
          </table:table-cell>
          <table:table-cell table:style-name="Table27.A2" office:value-type="string">
            <text:p text:style-name="Standard"><text:change-start text:change-id="ct139618451344600"/>Sets the delay time for turning the output off<text:change-end text:change-id="ct139618451344600"/></text:p>
          </table:table-cell>
        </table:table-row>
        <table:table-row>
          <table:table-cell table:style-name="Table27.A2" office:value-type="string">
            <text:p text:style-name="scpi1"><text:a xlink:type="simple" xlink:href="#outp_dpr" text:style-name="Internet_20_link" text:visited-style-name="Visited_20_Internet_20_Link">:DPRog {&lt;DprogState&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7">Enables channel coupling for protection faults</text:p>
          </table:table-cell>
        </table:table-row>
        <table:table-row>
          <table:table-cell table:style-name="Table27.A2" office:value-type="string">
            <text:p text:style-name="scpi2"><text:a xlink:type="simple" xlink:href="#outp_prot_meas" text:style-name="Internet_20_link" text:visited-style-name="Visited_20_Internet_20_Link">:MEASure {&lt;bool&gt;}</text:a></text:p>
          </table:table-cell>
          <table:table-cell table:style-name="Table27.A2" office:value-type="string">
            <text:p text:style-name="P7">Enables measuring of output voltage before channel output is turned on</text:p>
          </table:table-cell>
        </table:table-row>
        <table:table-row>
          <table:table-cell table:style-name="Table27.A2" office:value-type="string">
            <text:p text:style-name="scpi1"><text:a xlink:type="simple" xlink:href="#outp_trac" text:style-name="Internet_20_link" text:visited-style-name="Visited_20_Internet_20_Link">:TRACk[:STATe] {&lt;bool&gt;}</text:a></text:p>
          </table:table-cell>
          <table:table-cell table:style-name="Table27.A2" office:value-type="string">
            <text:p text:style-name="P8">Enables channels to operate in the track mode</text:p>
          </table:table-cell>
        </table:table-row>
      </table:table>
      <text:p text:style-name="P1"/>
      <text:list xml:id="list538540497"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Default_5f_nt2">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Default_5f_nt2">Modules</text:p>
          </table:table-cell>
          <table:table-cell table:style-name="Table77.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77.A1" office:value-type="string">
            <text:p text:style-name="Default_5f_nt2">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all BB3 modules into disable state.</text:p>
            <text:p text:style-name="Standard">When channels are not coupled together (INSTrument:COUPle:TRACking) this command activate green OE LED indicator between output terminals.</text:p>
            <text:p text:style-name="Standard"/>
            <text:p text:style-name="Standard">Execution of the OUTP ON command on the channel which has one or more protection tripped (OCP, OVP, OPP or OTP) will generate error 201.</text:p>
            <text:p text:style-name="Standard">Use <text:span text:style-name="T1">OUTPut:PROTection:CLEar command to clear all tripped protections.</text:span></text:p>
          </table:table-cell>
          <table:covered-table-cell/>
          <table:covered-table-cell/>
          <table:covered-table-cell/>
        </table:table-row>
        <table:table-row>
          <table:table-cell table:style-name="Table77.A1" table:number-rows-spanned="3" office:value-type="string">
            <text:p text:style-name="Default_5f_nt2">Parameters</text:p>
          </table:table-cell>
          <table:table-cell table:style-name="Table77.B4" office:value-type="string">
            <text:p text:style-name="P3">Name</text:p>
          </table:table-cell>
          <table:table-cell table:style-name="Table77.B4" office:value-type="string">
            <text:p text:style-name="P3">Type</text:p>
          </table:table-cell>
          <table:table-cell table:style-name="Table77.B4" office:value-type="string">
            <text:p text:style-name="P3">Range</text:p>
          </table:table-cell>
          <table:table-cell table:style-name="Table77.B4"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Boolean</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CH3|CH4|CH5|CH6</text:p>
          </table:table-cell>
          <table:table-cell table:style-name="Table77.A1" office:value-type="string">
            <text:p text:style-name="P4">–</text:p>
          </table:table-cell>
        </table:table-row>
        <table:table-row>
          <table:table-cell table:style-name="Table77.A1" office:value-type="string">
            <text:p text:style-name="Default_5f_nt2">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Default_5f_nt2"><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Default_5f_nt2">Errors</text:p>
          </table:table-cell>
          <table:table-cell table:style-name="Table77.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77.A1" office:value-type="string">
            <text:p text:style-name="Default_5f_nt2">Related <text:soft-page-break/>Commands</text:p>
          </table:table-cell>
          <table:table-cell table:style-name="Table77.A1" table:number-columns-spanned="4" office:value-type="string">
            <text:p text:style-name="Standard">*TST</text:p>
            <text:p text:style-name="Standard"><text:soft-page-break/>INSTrument:COUPle:TRACking</text:p>
            <text:p text:style-name="P1">OUTPut:PROTection:CLEar</text:p>
            <text:p text:style-name="Standard">[SOURce:]VOLTage:SENSe[:SOURce]</text:p>
          </table:table-cell>
          <table:covered-table-cell/>
          <table:covered-table-cell/>
          <table:covered-table-cell/>
        </table:table-row>
      </table:table>
      <text:list xml:id="list1501428160" text:continue-numbering="true" text:style-name="Outline">
        <text:list-item>
          <text:list>
            <text:list-item>
              <text:list>
                <text:list-item>
                  <text:h text:style-name="Heading_20_3" text:outline-level="3"><text:bookmark text:name="outp_trig"/>OUTPut[:STATe]:TRIGgered</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OUTPut[:STATe]:TRIGgered {&lt;bool&gt;} [, &lt;channel&gt;]</text:p>
            <text:p text:style-name="cmd_5f_root">OUTPut[:STATe]:TRIGgered? [&lt;channel&gt;]</text:p>
          </table:table-cell>
          <table:covered-table-cell/>
          <table:covered-table-cell/>
          <table:covered-table-cell/>
        </table:table-row>
        <table:table-row>
          <table:table-cell table:style-name="Table3.A1" office:value-type="string">
            <text:p text:style-name="Default_5f_nt2">Modules</text:p>
          </table:table-cell>
          <table:table-cell table:style-name="Table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programs the pending triggered channel’s output state. The pending triggered output state is a stored value that is transferred to the output terminals when a trigger occurs.</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4" office:value-type="string">
            <text:p text:style-name="P3">Name</text:p>
          </table:table-cell>
          <table:table-cell table:style-name="Table3.B4" office:value-type="string">
            <text:p text:style-name="P3">Type</text:p>
          </table:table-cell>
          <table:table-cell table:style-name="Table3.B4" office:value-type="string">
            <text:p text:style-name="P3">Range</text:p>
          </table:table-cell>
          <table:table-cell table:style-name="Table3.B4"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CH3|CH4|CH5|CH6</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P2">Query the triggered output state presently programmed. If no triggered level is programmed, the OUTPut? state is returned. </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OUTP?</text:p>
            <text:p text:style-name="cmd_5f_code">0</text:p>
            <text:p text:style-name="cmd_5f_code_20_Start">OUTP:TRIG ON</text:p>
            <text:p text:style-name="cmd_5f_code">TRIG:SOUR IMM</text:p>
            <text:p text:style-name="cmd_5f_code">INIT</text:p>
            <text:p text:style-name="cmd_5f_code">OUTP?</text:p>
            <text:p text:style-name="cmd_5f_code">1</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108,"Cal output disabled<text:span text:style-name="T3">"</text:span></text:p>
            <text:p text:style-name="cmd_5f_code">201,"Cannot execute before clearing protection<text:span text:style-name="T3">"</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Standard">*TST</text:p>
            <text:p text:style-name="P1">OUTPut:PROTection:CLEar</text:p>
            <text:p text:style-name="Standard">[SOURce:]VOLTage:SENSe[:SOURce]</text:p>
          </table:table-cell>
          <table:covered-table-cell/>
          <table:covered-table-cell/>
          <table:covered-table-cell/>
        </table:table-row>
      </table:table>
      <text:list xml:id="list164001515" text:continue-numbering="true" text:style-name="Outline">
        <text:list-item>
          <text:list>
            <text:list-item>
              <text:list>
                <text:list-item>
                  <text:h text:style-name="Heading_20_3" text:outline-level="3"><text:bookmark text:name="outp_del_on"/><text:change-start text:change-id="ct139618451344984"/>OUTPut:DELay:ON</text:h>
                </text:list-item>
              </text:list>
            </text:list-item>
          </text:list>
        </text:list-item>
      </text:list>
      <text:p text:style-name="note">Not implemented yet</text:p>
      <text:list xml:id="list50174892" text:continue-numbering="true" text:style-name="Outline">
        <text:list-item>
          <text:list>
            <text:list-item>
              <text:list>
                <text:list-item>
                  <text:h text:style-name="Heading_20_3" text:outline-level="3"><text:bookmark text:name="outp_del_off"/>OUTPut:DELay:OFF</text:h>
                </text:list-item>
              </text:list>
            </text:list-item>
          </text:list>
        </text:list-item>
      </text:list>
      <text:p text:style-name="note">Not implemented yet</text:p>
      <text:list xml:id="list1409168610" text:continue-numbering="true" text:style-name="Outline">
        <text:list-item>
          <text:list>
            <text:list-item>
              <text:list>
                <text:list-item>
                  <text:h text:style-name="Heading_20_3" text:outline-level="3"><text:bookmark text:name="outp_dpr"/><text:change-end text:change-id="ct139618451344984"/>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OUTPut:DPRog {&lt;DprogState&gt;}</text:p>
            <text:p text:style-name="cmd_5f_root">OUTPut:DPRog?</text:p>
          </table:table-cell>
          <table:covered-table-cell/>
          <table:covered-table-cell/>
          <table:covered-table-cell/>
        </table:table-row>
        <table:table-row>
          <table:table-cell table:style-name="Table81.A1" office:value-type="string">
            <text:p text:style-name="Default_5f_nt2">Modules</text:p>
          </table:table-cell>
          <table:table-cell table:style-name="Table81.A1" table:number-columns-spanned="4" office:value-type="string">
            <text:p text:style-name="Standard"><text:span text:style-name="DCP405"> DCP405 </text:span> </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2">A down-programmer is a circuit built into the channel’s output of a power module that actively pulls the output voltage down when the programmed output voltage value is moving from a higher setting to a lower setting.</text:p>
            <text:p text:style-name="P2">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2">Execution of this command also affects bit 11 (DP) of the Operation Instrument Isummary register (see Section <text:a xlink:type="simple" xlink:href="https://www.envox.hr/eez/eez-bench-box-3/bb3-scpi-reference-manual/bb3-scpi-registers-and-queues.html#oper_isum_stat_reg" text:style-name="Internet_20_link" text:visited-style-name="Visited_20_Internet_20_Link">Section 3.3.2</text:a>).</text:p>
            <text:p text:style-name="P2"/>
            <text:p text:style-name="P5">Despite of the down-programmer state programmed by this command, it will be deacti<text:soft-page-break/>vated when the channel output is turned off (i.e. OUTPut[:STATe] OFF) after <text:span text:style-name="backtick"><text:span text:style-name="T4">DP_OFF_DELAY_PERIOD</text:span></text:span> in seconds). When the channel output is turned on again, down-programmer will be set back to the state programmed with this command.</text:p>
            <text:p text:style-name="P5"/>
            <text:p text:style-name="P1">If negative output power (<text:span text:style-name="backtick">DP_NEG_LEV</text:span>) is measured and last more then <text:span text:style-name="backtick">DP_NEG_DELAY</text:span> seconds the down-programmer will be switched off and an error 500 will be generated.</text:p>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4" office:value-type="string">
            <text:p text:style-name="P3">Name</text:p>
          </table:table-cell>
          <table:table-cell table:style-name="Table81.B4" office:value-type="string">
            <text:p text:style-name="P3">Type</text:p>
          </table:table-cell>
          <table:table-cell table:style-name="Table81.B4" office:value-type="string">
            <text:p text:style-name="P3">Range</text:p>
          </table:table-cell>
          <table:table-cell table:style-name="Table81.B4" office:value-type="string">
            <text:p text:style-name="P3">Default</text:p>
          </table:table-cell>
        </table:table-row>
        <table:table-row>
          <table:covered-table-cell/>
          <table:table-cell table:style-name="Table81.A1" office:value-type="string">
            <text:p text:style-name="Standard">&lt;DprogState&gt;</text:p>
          </table:table-cell>
          <table:table-cell table:style-name="Table81.A1" office:value-type="string">
            <text:p text:style-name="P4">Discrete</text:p>
          </table:table-cell>
          <table:table-cell table:style-name="Table81.A1" office:value-type="string">
            <text:p text:style-name="P4">AUTO|0|1</text:p>
          </table:table-cell>
          <table:table-cell table:style-name="Table81.A1" office:value-type="string">
            <text:p text:style-name="P4">AUTO</text:p>
          </table:table-cell>
        </table:table-row>
        <table:table-row>
          <table:table-cell table:style-name="Table81.A1" office:value-type="string">
            <text:p text:style-name="Default_5f_nt2">Return</text:p>
          </table:table-cell>
          <table:table-cell table:style-name="Table81.A1" table:number-columns-spanned="4" office:value-type="string">
            <text:p text:style-name="Standard">This query returns 0 (OFF) if down-programmer is disabled, or 1 (ON) when down-programmer is enabled. </text:p>
          </table:table-cell>
          <table:covered-table-cell/>
          <table:covered-table-cell/>
          <table:covered-table-cell/>
        </table:table-row>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Default_5f_nt2">Errors</text:p>
          </table:table-cell>
          <table:table-cell table:style-name="Table81.A1" table:number-columns-spanned="4" office:value-type="string">
            <text:p text:style-name="cmd_5f_code">500,"Down-programmer on CH1 switched off"</text:p>
            <text:p text:style-name="cmd_5f_code">501,"Down-programmer on CH2 switched off"</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364461405"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OUTPut:MODE? [&lt;channel&gt;]</text:p>
          </table:table-cell>
          <table:covered-table-cell/>
          <table:covered-table-cell/>
          <table:covered-table-cell/>
        </table:table-row>
        <table:table-row>
          <table:table-cell table:style-name="Table164.A1" office:value-type="string">
            <text:p text:style-name="Default_5f_nt2">Modules</text:p>
          </table:table-cell>
          <table:table-cell table:style-name="Table16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Standard"><text:span text:style-name="T1">This command simplify resolving a results that can be obtained reading the bit 8 (CV) and 9 (CC) of the read-only Instrument Isummary Operation Status register for a specific channel (see table in the </text:span><text:a xlink:type="simple" xlink:href="https://www.envox.hr/eez/eez-bench-box-3/bb3-scpi-reference-manual/bb3-scpi-registers-and-queues.html#oper_isum_stat_reg" text:style-name="Internet_20_link" text:visited-style-name="Visited_20_Internet_20_Link"><text:span text:style-name="T2">Section 3.3.2</text:span></text:a><text:span text:style-name="T1">). The power module can works in one of the three output modes: </text:span></text:p>
            <text:list xml:id="list8657199700132320932" text:style-name="List_20_1">
              <text:list-item>
                <text:p text:style-name="P12">CV (Constant Voltage), when the output voltage equals the voltage setting value and the output current is determined by the load</text:p>
              </text:list-item>
              <text:list-item>
                <text:p text:style-name="P13">CC (Constant Current), when the output current equals the current setting value and the output voltage is determined by the load and</text:p>
              </text:list-item>
              <text:list-item>
                <text:p text:style-name="P9">UR (Unregulated) that is critical mode when neither CV nor CC mode is active</text:p>
              </text:list-item>
            </text:list>
            <text:p text:style-name="P5">The UR mode is not supported by DCM220 module and in <text:a xlink:type="simple" xlink:href="https://www.envox.hr/eez/eez-bench-box-3/bb3-scpi-reference-manual/bb3-scpi-software-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4" office:value-type="string">
            <text:p text:style-name="P3">Name</text:p>
          </table:table-cell>
          <table:table-cell table:style-name="Table164.B4" office:value-type="string">
            <text:p text:style-name="P3">Type</text:p>
          </table:table-cell>
          <table:table-cell table:style-name="Table164.B4" office:value-type="string">
            <text:p text:style-name="P3">Range</text:p>
          </table:table-cell>
          <table:table-cell table:style-name="Table164.B4"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CH3|CH4|CH5|CH6</text:p>
          </table:table-cell>
          <table:table-cell table:style-name="Table164.A1" office:value-type="string">
            <text:p text:style-name="P4">–</text:p>
          </table:table-cell>
        </table:table-row>
        <table:table-row>
          <table:table-cell table:style-name="Table164.A1" office:value-type="string">
            <text:p text:style-name="Default_5f_nt2">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Default_5f_nt2"><text:span text:style-name="T4">Usage</text:span><text:span text:style-name="T5"> </text:span><text:span text:style-name="T4">example</text:span></text:p>
          </table:table-cell>
          <table:table-cell table:style-name="Table164.A1" table:number-columns-spanned="4" office:value-type="string">
            <text:p text:style-name="Standard">Set output voltage to 20 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476510549" text:continue-list="list1364461405"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Default_5f_nt2">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Default_5f_nt2">Modules</text:p>
          </table:table-cell>
          <table:table-cell table:style-name="Table28.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ext:soft-page-break/>
        <table:table-row>
          <table:table-cell table:style-name="Table28.A1" office:value-type="string">
            <text:p text:style-name="Default_5f_nt2">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CH3|CH4|CH5|CH6</text:p>
          </table:table-cell>
          <table:table-cell table:style-name="Table28.A1" office:value-type="string">
            <text:p text:style-name="P4">–</text:p>
          </table: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Standard">[SOURce[&lt;n&gt;]]:CURRent:PROTection:STATe</text:p>
            <text:p text:style-name="Standard">[SOURce[&lt;n&gt;]]:POWer:PROTection:STATe</text:p>
            <text:p text:style-name="Standard">[SOURce[&lt;n&gt;]]:VOLTage:PROTection:STATe</text:p>
          </table:table-cell>
          <table:covered-table-cell/>
          <table:covered-table-cell/>
          <table:covered-table-cell/>
        </table:table-row>
      </table:table>
      <text:list xml:id="list441208755" text:continue-numbering="true" text:style-name="Outline">
        <text:list-item>
          <text:list>
            <text:list-item>
              <text:list>
                <text:list-item>
                  <text:h text:style-name="Heading_20_3" text:outline-level="3"><text:bookmark text:name="outp_prot_coup"/>OUTPut:PROTection:COUPle</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Default_5f_nt2">Syntax</text:p>
          </table:table-cell>
          <table:table-cell table:style-name="Table76.A1" table:number-columns-spanned="4" office:value-type="string">
            <text:p text:style-name="cmd_5f_root">OUTPut:PROTection:COUPle {&lt;bool&gt;}</text:p>
            <text:p text:style-name="cmd_5f_root">OUTPut:PROTection:COUPle?</text:p>
          </table:table-cell>
          <table:covered-table-cell/>
          <table:covered-table-cell/>
          <table:covered-table-cell/>
        </table:table-row>
        <table:table-row>
          <table:table-cell table:style-name="Table76.A1" office:value-type="string">
            <text:p text:style-name="Default_5f_nt2">Modules</text:p>
          </table:table-cell>
          <table:table-cell table:style-name="Table7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76.A1" office:value-type="string">
            <text:p text:style-name="Default_5f_nt2">Description</text:p>
          </table:table-cell>
          <table:table-cell table:style-name="Table76.A1" table:number-columns-spanned="4" office:value-type="string">
            <text:p text:style-name="P2">This command enables or disables output coupling for protection faults. When enabled, all output channels are disabled when a protection fault occurs on any output channel. When disabled, only the affected output channel is disabled when a protection fault is triggered.</text:p>
          </table:table-cell>
          <table:covered-table-cell/>
          <table:covered-table-cell/>
          <table:covered-table-cell/>
        </table:table-row>
        <table:table-row>
          <table:table-cell table:style-name="Table76.A1" table:number-rows-spanned="2" office:value-type="string">
            <text:p text:style-name="Default_5f_nt2">Parameters</text:p>
          </table:table-cell>
          <table:table-cell table:style-name="Table76.B4" office:value-type="string">
            <text:p text:style-name="P3">Name</text:p>
          </table:table-cell>
          <table:table-cell table:style-name="Table76.B4" office:value-type="string">
            <text:p text:style-name="P3">Type</text:p>
          </table:table-cell>
          <table:table-cell table:style-name="Table76.B4" office:value-type="string">
            <text:p text:style-name="P3">Range</text:p>
          </table:table-cell>
          <table:table-cell table:style-name="Table76.B4" office:value-type="string">
            <text:p text:style-name="P3">Default</text:p>
          </table:table-cell>
        </table:table-row>
        <table:table-row>
          <table:covered-table-cell/>
          <table:table-cell table:style-name="Table76.A1" office:value-type="string">
            <text:p text:style-name="Standard">&lt;bool&gt;</text:p>
          </table:table-cell>
          <table:table-cell table:style-name="Table76.A1" office:value-type="string">
            <text:p text:style-name="P4">Boolean</text:p>
          </table:table-cell>
          <table:table-cell table:style-name="Table76.A1" office:value-type="string">
            <text:p text:style-name="Standard">ON|OFF|0|1</text:p>
          </table:table-cell>
          <table:table-cell table:style-name="Table76.A1" office:value-type="string">
            <text:p text:style-name="P4">OFF</text:p>
          </table:table-cell>
        </table:table-row>
        <table:table-row>
          <table:table-cell table:style-name="Table76.A1" office:value-type="string">
            <text:p text:style-name="Default_5f_nt2">Return</text:p>
          </table:table-cell>
          <table:table-cell table:style-name="Table76.A1" table:number-columns-spanned="4" office:value-type="string">
            <text:p text:style-name="P2">The query command returns 0 if the protection coupling is OFF (disabled), and 1 if the protection coupling is ON (enabled).</text:p>
          </table:table-cell>
          <table:covered-table-cell/>
          <table:covered-table-cell/>
          <table:covered-table-cell/>
        </table:table-row>
        <table:table-row>
          <table:table-cell table:style-name="Table76.A1" office:value-type="string">
            <text:p text:style-name="Default_5f_nt2"><text:span text:style-name="T4">Usage</text:span><text:span text:style-name="T5"> </text:span><text:span text:style-name="T4">example</text:span></text:p>
          </table:table-cell>
          <table:table-cell table:style-name="Table76.A1" table:number-columns-spanned="4" office:value-type="string">
            <text:p text:style-name="cmd_5f_code">OUTP:PROT:COUP ON</text:p>
            <text:p text:style-name="cmd_5f_code_20_Start">OUTP:PROT:COUP?</text:p>
            <text:p text:style-name="cmd_5f_code">1</text:p>
          </table:table-cell>
          <table:covered-table-cell/>
          <table:covered-table-cell/>
          <table:covered-table-cell/>
        </table:table-row>
        <table:table-row>
          <table:table-cell table:style-name="Table76.A1" office:value-type="string">
            <text:p text:style-name="Default_5f_nt2">Related Commands</text:p>
          </table:table-cell>
          <table:table-cell table:style-name="Table76.A1" table:number-columns-spanned="4" office:value-type="string">
            <text:p text:style-name="P2">OUTPut:PROTection:CLEar</text:p>
          </table:table-cell>
          <table:covered-table-cell/>
          <table:covered-table-cell/>
          <table:covered-table-cell/>
        </table:table-row>
      </table:table>
      <text:list xml:id="list853502123" text:continue-numbering="true" text:style-name="Outline">
        <text:list-item>
          <text:list>
            <text:list-item>
              <text:list>
                <text:list-item>
                  <text:h text:style-name="Heading_20_3" text:outline-level="3"><text:bookmark text:name="outp_prot_meas"/>OUTPut:PROTection:MEASure</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OUTPut:PROTection:MEASure {&lt;bool&gt;}</text:p>
            <text:p text:style-name="cmd_5f_root">OUTPut:PROTection:MEASure?</text:p>
          </table:table-cell>
          <table:covered-table-cell/>
          <table:covered-table-cell/>
          <table:covered-table-cell/>
        </table:table-row>
        <table:table-row>
          <table:table-cell table:style-name="Table2.A1" office:value-type="string">
            <text:p text:style-name="Default_5f_nt2">Modules</text:p>
          </table:table-cell>
          <table:table-cell table:style-name="Table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6">Not implemented yet</text:p>
            <text:p text:style-name="P2"/>
            <text:p text:style-name="P2">This command enables or disables measuring of output voltage before channel output will be enabled. </text:p>
            <text:p text:style-name="P2">If non-zero voltage is present on the output due to e.g. intentionally connected battery or wrong wiring that brings some other power source to the output terminals an error message will be generated.</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4" office:value-type="string">
            <text:p text:style-name="P3">Name</text:p>
          </table:table-cell>
          <table:table-cell table:style-name="Table2.B4" office:value-type="string">
            <text:p text:style-name="P3">Type</text:p>
          </table:table-cell>
          <table:table-cell table:style-name="Table2.B4" office:value-type="string">
            <text:p text:style-name="P3">Range</text:p>
          </table:table-cell>
          <table:table-cell table:style-name="Table2.B4" office:value-type="string">
            <text:p text:style-name="P3">Default</text:p>
          </table:table-cell>
        </table:table-row>
        <table:table-row>
          <table:covered-table-cell/>
          <table:table-cell table:style-name="Table2.A1" office:value-type="string">
            <text:p text:style-name="Standard">&lt;bool&gt;</text:p>
          </table:table-cell>
          <table:table-cell table:style-name="Table2.A1" office:value-type="string">
            <text:p text:style-name="P4">Boolean</text:p>
          </table:table-cell>
          <table:table-cell table:style-name="Table2.A1" office:value-type="string">
            <text:p text:style-name="Standard">ON|OFF|0|1</text:p>
          </table:table-cell>
          <table:table-cell table:style-name="Table2.A1" office:value-type="string">
            <text:p text:style-name="P4">OFF</text:p>
          </table:table-cell>
        </table:table-row>
        <table:table-row>
          <table:table-cell table:style-name="Table2.A1" office:value-type="string">
            <text:p text:style-name="Default_5f_nt2">Return</text:p>
          </table:table-cell>
          <table:table-cell table:style-name="Table2.A1" table:number-columns-spanned="4" office:value-type="string">
            <text:p text:style-name="P2">The query command returns 0 if the voltage measuring is disabled (OFF) before output is going to be enabled, and 1 if voltage measuring is ON (enabled).</text:p>
          </table:table-cell>
          <table:covered-table-cell/>
          <table:covered-table-cell/>
          <table:covered-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OUTP:PROT:MEAS ON</text:p>
          </table:table-cell>
          <table:covered-table-cell/>
          <table:covered-table-cell/>
          <table:covered-table-cell/>
        </table:table-row>
        <table:table-row>
          <table:table-cell table:style-name="Table2.A1" office:value-type="string">
            <text:p text:style-name="Default_5f_nt2">Errors</text:p>
          </table:table-cell>
          <table:table-cell table:style-name="Table2.A1" table:number-columns-spanned="4" office:value-type="string">
            <text:p text:style-name="cmd_5f_code">505,"External voltage on CH1 detected"</text:p>
            <text:p text:style-name="cmd_5f_code"><text:soft-page-break/>506,"External voltage on CH2 detected"</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2">OUTPut[:STATe]</text:p>
          </table:table-cell>
          <table:covered-table-cell/>
          <table:covered-table-cell/>
          <table:covered-table-cell/>
        </table:table-row>
      </table:table>
      <text:list xml:id="list1955296722" text:continue-numbering="true" text:style-name="Outline">
        <text:list-item>
          <text:list>
            <text:list-item>
              <text:list>
                <text:list-item>
                  <text:h text:style-name="Heading_20_3"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OUTPut:TRACk[:STATe] {&lt;bool&gt;}</text:p>
            <text:p text:style-name="cmd_5f_root">OUTPut:TRACk[:STAT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enables or disables two or more power modules to operate in the track mode. For example, when the track mode is first enabled, the CH2 output will be set to the same voltage level as the CH1 output. Once enabled, any change of the programmed voltage level in either CH1 or CH2 will be reflected in the other channel. The TRACk OFF command returns the power modules to the non-track mode.</text:p>
            <text:p text:style-name="P2"/>
            <text:p text:style-name="P2">A device-specific error 312 will be generated if this command is tried to executed when channels are in any of coupled mode.</text:p>
            <text:p text:style-name="P2"/>
            <text:p text:style-name="Standard">The following commands will affect the both channel regardless of which channel is currently selected using the INSTrument[:SELect] or INSTrument:NSELect command):</text:p>
            <text:list xml:id="list1059621304" text:continue-list="list8657199700132320932" text:style-name="List_20_1">
              <text:list-item>
                <text:p text:style-name="List_20_1_20_Start">OUTPut:PROTection:CLEar</text:p>
              </text:list-item>
              <text:list-item>
                <text:p text:style-name="List_20_1">[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10">TRIGger[:SEQuence][:IMMediate], TRIGger[:SEQuence]:DELay, TRIGger[:SEQuence]:SLOPe, TRIGger[:SEQuence]:SOURce</text:p>
              </text:list-item>
            </text:list>
            <text:p text:style-name="Standard">The following channel specific commands will generate a device-specific error 313 when channels are in tracking mode:</text:p>
            <text:list xml:id="list1443504121" text:continue-numbering="true" text:style-name="List_20_1">
              <text:list-item>
                <text:p text:style-name="List_20_1_20_Start">CALibrate, </text:p>
              </text:list-item>
              <text:list-item>
                <text:p text:style-name="List_20_1">INSTrument:COUPle:TRACking,</text:p>
              </text:list-item>
              <text:list-item>
                <text:p text:style-name="List_20_1">OUTPut:TRACk[:STATe],</text:p>
              </text:list-item>
              <text:list-item>
                <text:p text:style-name="List_20_1">SIMUlator:RPOL, SIMUlator:VOLTage:PROGram,</text:p>
              </text:list-item>
              <text:list-item>
                <text:p text:style-name="List_20_1">[SOURce[&lt;n&gt;]]:VOLTage:PROGram,</text:p>
              </text:list-item>
            </text:list>
            <text:p text:style-name="P2"/>
            <text:p text:style-name="P2">At *RST, the tracking mode is disable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Boolean</text:p>
          </table:table-cell>
          <table:table-cell table:style-name="Table1.A1" office:value-type="string">
            <text:p text:style-name="Standard">ON|OFF|0|1</text:p>
          </table:table-cell>
          <table:table-cell table:style-name="Table1.A1" office:value-type="string">
            <text:p text:style-name="P4">OFF</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the tracking mode state of the power modules. The returned value is 0 (OFF) or 1 (ON).</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oft-page-break/><text:span text:style-name="T4">example</text:span></text:p>
          </table:table-cell>
          <table:table-cell table:style-name="Table1.A1" table:number-columns-spanned="4" office:value-type="string">
            <text:p text:style-name="cmd_5f_code">OUTP:TRAC ON</text:p>
            <text:p text:style-name="cmd_5f_code"><text:soft-page-break/>VOLT 12</text:p>
            <text:p text:style-name="cmd_5f_code">MEAS?</text:p>
            <text:p text:style-name="cmd_5f_code_5f_single">12.00</text:p>
            <text:p text:style-name="cmd_5f_code">MEAS? CH2</text:p>
            <text:p text:style-name="cmd_5f_code_20_Start">12.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312,"Cannot execute when the channels are coupled"</text:p>
            <text:p text:style-name="cmd_5f_code">313,"Cannot execute in tracking mode"</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RST</text:p>
            <text:p text:style-name="P2">INSTrument:COUPle:TRACking</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OUTPu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2.OUTPu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2. OUTPut</dc:title>
    <meta:document-statistic meta:table-count="9" meta:image-count="0" meta:object-count="0" meta:page-count="6" meta:paragraph-count="299" meta:word-count="1392" meta:character-count="10451"/>
    <meta:user-defined meta:name="WebPublish_HTML_Profile">EEZ (HTML)</meta:user-defined>
    <meta:user-defined meta:name="WebPublish_Post_AdditionalCategories">10</meta:user-defined>
    <meta:user-defined meta:name="WebPublish_Post_Id">138</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